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gr7" style:family="graphic" style:parent-style-name="objectwithoutfill">
      <style:graphic-properties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objectwithoutfill">
      <style:graphic-properties draw:marker-end="Arrow" draw:marker-end-width="0.1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9999ff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svg:stroke-color="#ffffff" draw:fill="solid" draw:fill-color="#ffffff" draw:textarea-vertical-align="middle"/>
    </style:style>
    <style:style style:name="gr1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7" style:family="graphic" style:parent-style-name="无填充且无边框的对象">
      <style:graphic-properties draw:textarea-vertical-align="middle" draw:ole-draw-aspect="1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objectwithoutfill">
      <style:graphic-properties draw:stroke="dash" draw:stroke-dash="Fine_20_Dashed" svg:stroke-width="0cm" svg:stroke-color="#6666ff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25cm"/>
    </style:style>
    <style:style style:name="gr21" style:family="graphic" style:parent-style-name="objectwithoutfill">
      <style:graphic-properties draw:stroke="dash" draw:stroke-dash="Fine_20_Dashed"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="dash" draw:stroke-dash="Fine_20_Dashed" svg:stroke-color="#6666ff" draw:fill="none" draw:textarea-vertical-align="middle"/>
    </style:style>
    <style:style style:name="gr23" style:family="graphic" style:parent-style-name="objectwithoutfill">
      <style:graphic-properties svg:stroke-width="0.1cm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7.5pt" style:font-size-asian="7.5pt" style:font-size-complex="7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2cm" svg:height="1.8cm" svg:x="1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cm" svg:y1="14.2cm" svg:x2="3.9cm" svg:y2="11.9cm">
          <text:p/>
        </draw:line>
        <draw:frame draw:style-name="gr3" draw:text-style-name="P2" draw:layer="layout" svg:width="0.82cm" svg:height="0.729cm" svg:x="2.8cm" svg:y="14.971cm">
          <draw:text-box>
            <text:p text:style-name="P2"><text:span text:style-name="T1">x</text:span></text:p>
          </draw:text-box>
        </draw:frame>
        <draw:frame draw:style-name="gr4" draw:text-style-name="P2" draw:layer="layout" svg:width="0.7cm" svg:height="0.9cm" svg:x="5.9cm" svg:y="13.8cm">
          <draw:text-box>
            <text:p text:style-name="P2"><text:span text:style-name="T1">y</text:span></text:p>
          </draw:text-box>
        </draw:frame>
        <draw:frame draw:style-name="gr5" draw:text-style-name="P2" draw:layer="layout" svg:width="0.714cm" svg:height="0.729cm" svg:x="4.1cm" svg:y="11.8cm">
          <draw:text-box>
            <text:p text:style-name="P2"><text:span text:style-name="T1">z</text:span></text:p>
          </draw:text-box>
        </draw:frame>
        <draw:line draw:style-name="gr6" draw:text-style-name="P1" draw:layer="layout" svg:x1="3.9cm" svg:y1="14.2cm" svg:x2="4.1cm" svg:y2="15.1cm">
          <text:p/>
        </draw:line>
        <draw:line draw:style-name="gr7" draw:text-style-name="P1" draw:layer="layout" svg:x1="3.9cm" svg:y1="14.2cm" svg:x2="5.4cm" svg:y2="13.6cm">
          <text:p/>
        </draw:line>
        <draw:frame draw:style-name="gr3" draw:text-style-name="P2" draw:layer="layout" svg:width="1cm" svg:height="0.729cm" svg:x="4cm" svg:y="15cm">
          <draw:text-box>
            <text:p text:style-name="P2"><text:span text:style-name="T1">X'</text:span></text:p>
          </draw:text-box>
        </draw:frame>
        <draw:frame draw:style-name="gr8" draw:text-style-name="P2" draw:layer="layout" svg:width="1.1cm" svg:height="0.85cm" svg:x="5.5cm" svg:y="13cm">
          <draw:text-box>
            <text:p text:style-name="P2"><text:span text:style-name="T1">y'</text:span></text:p>
          </draw:text-box>
        </draw:frame>
        <draw:path draw:style-name="gr9" draw:text-style-name="P1" draw:layer="layout" svg:width="0.399cm" svg:height="0.099cm" svg:x="3.6cm" svg:y="14.6cm" svg:viewBox="0 0 400 100" svg:d="M0 0c100 192 400 48 400 48">
          <text:p/>
        </draw:path>
        <draw:line draw:style-name="gr10" draw:text-style-name="P1" draw:layer="layout" svg:x1="3.9cm" svg:y1="14.2cm" svg:x2="3.2cm" svg:y2="15.1cm">
          <text:p/>
        </draw:line>
        <draw:line draw:style-name="gr10" draw:text-style-name="P1" draw:layer="layout" svg:x1="3.9cm" svg:y1="14.2cm" svg:x2="5.9cm" svg:y2="14.2cm">
          <text:p/>
        </draw:line>
        <draw:frame draw:style-name="gr5" draw:text-style-name="P3" draw:layer="layout" svg:width="2.906cm" svg:height="0.602cm" svg:x="2.385cm" svg:y="16.2cm">
          <draw:text-box>
            <text:p text:style-name="P3"><text:span text:style-name="T2">绕</text:span><text:span text:style-name="T2">z</text:span><text:span text:style-name="T2">轴旋转得到 <text:s text:c="3"/>角</text:span></text:p>
          </draw:text-box>
        </draw:frame>
        <draw:custom-shape draw:style-name="gr1" draw:text-style-name="P1" draw:layer="layout" svg:width="4.2cm" svg:height="1.8cm" svg:x="8cm" svg:y="1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2cm" svg:height="0.729cm" svg:x="9.1cm" svg:y="14.869cm">
          <draw:text-box>
            <text:p text:style-name="P2"><text:span text:style-name="T1">x</text:span></text:p>
          </draw:text-box>
        </draw:frame>
        <draw:frame draw:style-name="gr4" draw:text-style-name="P2" draw:layer="layout" svg:width="0.7cm" svg:height="0.9cm" svg:x="12.2cm" svg:y="13.698cm">
          <draw:text-box>
            <text:p text:style-name="P2"><text:span text:style-name="T1">y</text:span></text:p>
          </draw:text-box>
        </draw:frame>
        <draw:frame draw:style-name="gr5" draw:text-style-name="P2" draw:layer="layout" svg:width="0.714cm" svg:height="0.729cm" svg:x="10.2cm" svg:y="11.798cm">
          <draw:text-box>
            <text:p text:style-name="P2"><text:span text:style-name="T1">z</text:span></text:p>
          </draw:text-box>
        </draw:frame>
        <draw:frame draw:style-name="gr3" draw:text-style-name="P2" draw:layer="layout" svg:width="1cm" svg:height="0.729cm" svg:x="10.4cm" svg:y="14.998cm">
          <draw:text-box>
            <text:p text:style-name="P2"><text:span text:style-name="T1">X'</text:span></text:p>
          </draw:text-box>
        </draw:frame>
        <draw:frame draw:style-name="gr11" draw:text-style-name="P2" draw:layer="layout" svg:width="0.8cm" svg:height="0.729cm" svg:x="10.9cm" svg:y="11.8cm">
          <draw:text-box>
            <text:p text:style-name="P2"><text:span text:style-name="T1">y'</text:span></text:p>
          </draw:text-box>
        </draw:frame>
        <draw:path draw:style-name="gr9" draw:text-style-name="P1" draw:layer="layout" svg:width="0.399cm" svg:height="0.099cm" svg:x="9.9cm" svg:y="14.498cm" svg:viewBox="0 0 400 100" svg:d="M0 0c100 192 400 48 400 48">
          <text:p/>
        </draw:path>
        <draw:line draw:style-name="gr10" draw:text-style-name="P1" draw:layer="layout" svg:x1="10.2cm" svg:y1="14.098cm" svg:x2="9.5cm" svg:y2="14.998cm">
          <text:p/>
        </draw:line>
        <draw:line draw:style-name="gr10" draw:text-style-name="P1" draw:layer="layout" svg:x1="10.2cm" svg:y1="14.098cm" svg:x2="12.2cm" svg:y2="14.098cm">
          <text:p/>
        </draw:line>
        <draw:frame draw:style-name="gr5" draw:text-style-name="P3" draw:layer="layout" svg:width="4.435cm" svg:height="0.602cm" svg:x="8.1cm" svg:y="16.198cm">
          <draw:text-box>
            <text:p text:style-name="P3"><text:span text:style-name="T2">绕旋转之后的</text:span><text:span text:style-name="T2">x‘</text:span><text:span text:style-name="T2">轴旋转得到 <text:s text:c="5"/>角</text:span></text:p>
          </draw:text-box>
        </draw:frame>
        <draw:custom-shape draw:style-name="gr1" draw:text-style-name="P1" draw:layer="layout" svg:width="4.2cm" svg:height="1.8cm" svg:x="8.002cm" svg:y="13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draw:layer="layout" svg:width="3.965cm" svg:height="1.576cm" draw:transform="rotate (-0.960280154447281) translate (9.628cm 12.05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3" draw:text-style-name="P1" draw:layer="layout" svg:x1="10.2cm" svg:y1="14.1cm" svg:x2="10.5cm" svg:y2="15.1cm">
          <text:p/>
        </draw:line>
        <draw:frame draw:style-name="gr14" draw:text-style-name="P2" draw:layer="layout" svg:width="0.9cm" svg:height="0.75cm" svg:x="8.3cm" svg:y="12.2cm">
          <draw:text-box>
            <text:p text:style-name="P2"><text:span text:style-name="T1">Z'</text:span></text:p>
          </draw:text-box>
        </draw:frame>
        <draw:path draw:style-name="gr15" draw:text-style-name="P1" draw:layer="layout" svg:width="1.347cm" svg:height="0.33cm" svg:x="10.015cm" svg:y="13.031cm" svg:viewBox="0 0 1348 331" svg:d="M686 0c-209 121-640-53-683 177-46 248 439 106 661 154h243 242l199-22z">
          <text:p/>
        </draw:path>
        <draw:line draw:style-name="gr2" draw:text-style-name="P1" draw:layer="layout" svg:x1="10.2cm" svg:y1="14.098cm" svg:x2="10.2cm" svg:y2="11.9cm">
          <text:p/>
        </draw:line>
        <draw:line draw:style-name="gr6" draw:text-style-name="P1" draw:layer="layout" svg:x1="10.2cm" svg:y1="14.1cm" svg:x2="11cm" svg:y2="12.5cm">
          <text:p/>
        </draw:line>
        <draw:path draw:style-name="gr15" draw:text-style-name="P1" draw:layer="layout" svg:width="1.038cm" svg:height="1.518cm" svg:x="8.78cm" svg:y="13.23cm" svg:viewBox="0 0 1039 1519" svg:d="M334 617c-177 169-359 398-331 683 46 486 442 30 507-110 111-242 362-397 441-661l66-243 22-242-44-44z">
          <text:p/>
        </draw:path>
        <draw:line draw:style-name="gr16" draw:text-style-name="P1" draw:layer="layout" svg:x1="10.2cm" svg:y1="14.1cm" svg:x2="8.4cm" svg:y2="12.7cm">
          <text:p/>
        </draw:line>
        <draw:frame draw:style-name="gr17" draw:text-style-name="P1" draw:layer="layout" svg:width="0.487cm" svg:height="0.224cm" svg:x="3.413cm" svg:y="14.77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1" draw:layer="layout" svg:width="0.487cm" svg:height="0.224cm" svg:x="9.713cm" svg:y="14.6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9" draw:text-style-name="P1" draw:layer="layout" svg:width="0.399cm" svg:height="0.355cm" svg:x="9.8cm" svg:y="13.444cm" svg:viewBox="0 0 400 356" svg:d="M400 78c-400-278-400 278-400 278">
          <text:p/>
        </draw:path>
        <draw:frame draw:style-name="gr17" draw:text-style-name="P1" draw:layer="layout" svg:width="0.433cm" svg:height="0.42cm" svg:x="9.5cm" svg:y="13.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4.2cm" svg:height="1.8cm" svg:x="14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2cm" svg:height="0.729cm" svg:x="15.2cm" svg:y="14.971cm">
          <draw:text-box>
            <text:p text:style-name="P2"><text:span text:style-name="T1">x</text:span></text:p>
          </draw:text-box>
        </draw:frame>
        <draw:frame draw:style-name="gr4" draw:text-style-name="P2" draw:layer="layout" svg:width="0.7cm" svg:height="0.9cm" svg:x="18.3cm" svg:y="13.8cm">
          <draw:text-box>
            <text:p text:style-name="P2"><text:span text:style-name="T1">y</text:span></text:p>
          </draw:text-box>
        </draw:frame>
        <draw:frame draw:style-name="gr5" draw:text-style-name="P2" draw:layer="layout" svg:width="0.714cm" svg:height="0.729cm" svg:x="16.3cm" svg:y="11.6cm">
          <draw:text-box>
            <text:p text:style-name="P2"><text:span text:style-name="T1">z</text:span></text:p>
          </draw:text-box>
        </draw:frame>
        <draw:frame draw:style-name="gr3" draw:text-style-name="P2" draw:layer="layout" svg:width="1cm" svg:height="0.729cm" svg:x="16.9cm" svg:y="14.1cm">
          <draw:text-box>
            <text:p text:style-name="P2"><text:span text:style-name="T1">X'</text:span></text:p>
          </draw:text-box>
        </draw:frame>
        <draw:frame draw:style-name="gr8" draw:text-style-name="P2" draw:layer="layout" svg:width="1.1cm" svg:height="0.85cm" svg:x="16.6cm" svg:y="11.95cm">
          <draw:text-box>
            <text:p text:style-name="P2"><text:span text:style-name="T1">y'</text:span></text:p>
          </draw:text-box>
        </draw:frame>
        <draw:path draw:style-name="gr9" draw:text-style-name="P1" draw:layer="layout" svg:width="0.399cm" svg:height="0.099cm" svg:x="16cm" svg:y="14.6cm" svg:viewBox="0 0 400 100" svg:d="M0 0c100 192 400 48 400 48">
          <text:p/>
        </draw:path>
        <draw:line draw:style-name="gr10" draw:text-style-name="P1" draw:layer="layout" svg:x1="16.3cm" svg:y1="14.2cm" svg:x2="15.6cm" svg:y2="15.1cm">
          <text:p/>
        </draw:line>
        <draw:line draw:style-name="gr10" draw:text-style-name="P1" draw:layer="layout" svg:x1="16.3cm" svg:y1="14.2cm" svg:x2="18.3cm" svg:y2="14.2cm">
          <text:p/>
        </draw:line>
        <draw:frame draw:style-name="gr5" draw:text-style-name="P3" draw:layer="layout" svg:width="4.367cm" svg:height="0.602cm" svg:x="14.2cm" svg:y="16.2cm">
          <draw:text-box>
            <text:p text:style-name="P3"><text:span text:style-name="T2">绕旋转之后的</text:span><text:span text:style-name="T2">z‘</text:span><text:span text:style-name="T2">轴旋转得到 <text:s text:c="4"/>角</text:span></text:p>
          </draw:text-box>
        </draw:frame>
        <draw:custom-shape draw:style-name="gr1" draw:text-style-name="P1" draw:layer="layout" svg:width="4.2cm" svg:height="1.8cm" svg:x="14.102cm" svg:y="13.30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draw:layer="layout" svg:width="3.965cm" svg:height="1.576cm" draw:transform="rotate (-0.960280154447281) translate (15.728cm 12.15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8" draw:text-style-name="P1" draw:layer="layout" svg:x1="16cm" svg:y1="13.302cm" svg:x2="16.6cm" svg:y2="15.202cm">
          <text:p/>
        </draw:line>
        <draw:frame draw:style-name="gr14" draw:text-style-name="P2" draw:layer="layout" svg:width="0.9cm" svg:height="0.75cm" svg:x="14.4cm" svg:y="12.302cm">
          <draw:text-box>
            <text:p text:style-name="P2"><text:span text:style-name="T1">Z'</text:span></text:p>
          </draw:text-box>
        </draw:frame>
        <draw:path draw:style-name="gr15" draw:text-style-name="P1" draw:layer="layout" svg:width="1.347cm" svg:height="0.33cm" svg:x="16.115cm" svg:y="13.133cm" svg:viewBox="0 0 1348 331" svg:d="M686 0c-209 121-640-53-683 177-46 248 439 106 661 154h243 242l199-22z">
          <text:p/>
        </draw:path>
        <draw:line draw:style-name="gr2" draw:text-style-name="P1" draw:layer="layout" svg:x1="16.3cm" svg:y1="14.2cm" svg:x2="16.3cm" svg:y2="12.002cm">
          <text:p/>
        </draw:line>
        <draw:line draw:style-name="gr6" draw:text-style-name="P1" draw:layer="layout" svg:x1="16.3cm" svg:y1="14.202cm" svg:x2="16.8cm" svg:y2="12.6cm">
          <text:p/>
        </draw:line>
        <draw:path draw:style-name="gr15" draw:text-style-name="P1" draw:layer="layout" svg:width="1.038cm" svg:height="1.518cm" svg:x="14.88cm" svg:y="13.332cm" svg:viewBox="0 0 1039 1519" svg:d="M334 617c-177 169-359 398-331 683 46 486 442 30 507-110 111-242 362-397 441-661l66-243 22-242-44-44z">
          <text:p/>
        </draw:path>
        <draw:line draw:style-name="gr16" draw:text-style-name="P1" draw:layer="layout" svg:x1="16.3cm" svg:y1="14.202cm" svg:x2="14.5cm" svg:y2="12.802cm">
          <text:p/>
        </draw:line>
        <draw:frame draw:style-name="gr17" draw:text-style-name="P1" draw:layer="layout" svg:width="0.487cm" svg:height="0.224cm" svg:x="15.813cm" svg:y="14.7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9" draw:text-style-name="P1" draw:layer="layout" svg:width="0.399cm" svg:height="0.355cm" svg:x="15.9cm" svg:y="13.546cm" svg:viewBox="0 0 400 356" svg:d="M400 78c-400-278-400 278-400 278">
          <text:p/>
        </draw:path>
        <draw:frame draw:style-name="gr17" draw:text-style-name="P1" draw:layer="layout" svg:width="0.433cm" svg:height="0.42cm" svg:x="15.6cm" svg:y="13.3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1" draw:layer="layout" svg:width="0.479cm" svg:height="0.322cm" svg:x="17.621cm" svg:y="16.37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1" draw:layer="layout" svg:width="0.487cm" svg:height="0.224cm" svg:x="4.4cm" svg:y="16.3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1" draw:layer="layout" svg:width="0.433cm" svg:height="0.42cm" svg:x="11.567cm" svg:y="16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16.3cm" svg:y1="14.2cm" svg:x2="17cm" svg:y2="14.5cm">
          <text:p/>
        </draw:line>
        <draw:path draw:style-name="gr9" draw:text-style-name="P1" draw:layer="layout" svg:width="0.299cm" svg:height="0.399cm" svg:x="16.5cm" svg:y="14.4cm" svg:viewBox="0 0 300 400" svg:d="M0 387c441 97 265-387 265-387">
          <text:p/>
        </draw:path>
        <draw:frame draw:style-name="gr17" draw:text-style-name="P1" draw:layer="layout" svg:width="0.479cm" svg:height="0.322cm" svg:x="16.321cm" svg:y="14.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9" draw:text-style-name="P1" draw:layer="layout" svg:x1="3.9cm" svg:y1="14.2cm" svg:x2="3.9cm" svg:y2="12.8cm">
          <text:p/>
        </draw:line>
        <draw:frame draw:style-name="gr20" draw:text-style-name="P2" draw:layer="layout" svg:width="0.9cm" svg:height="0.729cm" svg:x="3.1cm" svg:y="12.771cm">
          <draw:text-box>
            <text:p text:style-name="P2"><text:span text:style-name="T1">Z'</text:span></text:p>
          </draw:text-box>
        </draw:frame>
        <draw:line draw:style-name="gr21" draw:text-style-name="P1" draw:layer="layout" svg:x1="3.9cm" svg:y1="11.1cm" svg:x2="3.9cm" svg:y2="16.2cm">
          <text:p/>
        </draw:line>
        <draw:line draw:style-name="gr22" draw:text-style-name="P1" draw:layer="layout" svg:x1="9.6cm" svg:y1="12cm" svg:x2="10.8cm" svg:y2="16.2cm">
          <text:p/>
        </draw:line>
        <draw:line draw:style-name="gr22" draw:text-style-name="P1" draw:layer="layout" svg:x1="13.7cm" svg:y1="12.2cm" svg:x2="18.1cm" svg:y2="15.6cm">
          <text:p/>
        </draw:line>
        <draw:line draw:style-name="gr23" draw:text-style-name="P1" draw:layer="layout" svg:x1="6.7cm" svg:y1="14.1cm" svg:x2="7.7cm" svg:y2="14.1cm">
          <text:p/>
        </draw:line>
        <draw:line draw:style-name="gr23" draw:text-style-name="P1" draw:layer="layout" svg:x1="12.9cm" svg:y1="14.1cm" svg:x2="13.9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22:42:19.806148671</meta:creation-date>
    <dc:date>2014-06-30T23:27:36.695811843</dc:date>
    <meta:editing-duration>P1DT26M52S</meta:editing-duration>
    <meta:editing-cycles>19</meta:editing-cycles>
    <meta:generator>LibreOffice/4.2.3.3$Linux_X86_64 LibreOffice_project/420m0$Build-3</meta:generator>
    <meta:document-statistic meta:object-count="71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/content.xml><?xml version="1.0" encoding="utf-8"?>
<math xmlns="http://www.w3.org/1998/Math/MathML" display="block">
  <semantics>
    <mi mathvariant="normal">β</mi>
    <annotation encoding="StarMath 5.0">%beta</annotation>
  </semantics>
</math>
</file>

<file path=Object 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5/content.xml><?xml version="1.0" encoding="utf-8"?>
<math xmlns="http://www.w3.org/1998/Math/MathML" display="block">
  <semantics>
    <mi mathvariant="normal">β</mi>
    <annotation encoding="StarMath 5.0">%beta</annotation>
  </semantics>
</math>
</file>

<file path=Object 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8/content.xml><?xml version="1.0" encoding="utf-8"?>
<math xmlns="http://www.w3.org/1998/Math/MathML" display="block">
  <semantics>
    <mi mathvariant="normal">β</mi>
    <annotation encoding="StarMath 5.0">%beta</annotation>
  </semantics>
</math>
</file>

<file path=Object 9/content.xml><?xml version="1.0" encoding="utf-8"?>
<math xmlns="http://www.w3.org/1998/Math/MathML" display="block">
  <semantics>
    <mi mathvariant="normal">γ</mi>
    <annotation encoding="StarMath 5.0">%gamma</annotation>
  </semantics>
</math>
</file>